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Chapter_20_Title" style:master-page-name="Standard">
      <style:paragraph-properties style:page-number="auto"/>
      <style:text-properties style:use-window-font-color="true" style:font-name="Arial Narrow" fo:font-size="40pt" fo:language="en" fo:country="US" fo:font-weight="bold" officeooo:rsid="000cf8b8" officeooo:paragraph-rsid="000cf8b8" style:font-name-asian="Times New Roman" style:font-size-asian="40pt" style:font-weight-asian="bold" style:font-name-complex="Arial Narrow" style:font-size-complex="24pt" style:language-complex="ar" style:country-complex="SA"/>
    </style:style>
    <style:style style:name="P4" style:family="paragraph" style:parent-style-name="Body_20_Text_20_Cont">
      <style:text-properties officeooo:rsid="000cf8b8" officeooo:paragraph-rsid="006309c9"/>
    </style:style>
    <style:style style:name="P5" style:family="paragraph" style:parent-style-name="Body_20_Text_20_Cont">
      <style:text-properties officeooo:paragraph-rsid="0086f8cf"/>
    </style:style>
    <style:style style:name="P6" style:family="paragraph" style:parent-style-name="Body_20_Text_20_Cont">
      <style:text-properties officeooo:rsid="0086f8cf" officeooo:paragraph-rsid="0086f8cf"/>
    </style:style>
    <style:style style:name="P7" style:family="paragraph" style:parent-style-name="Body_20_Text_20_Cont">
      <style:text-properties officeooo:paragraph-rsid="00886664"/>
    </style:style>
    <style:style style:name="P8" style:family="paragraph" style:parent-style-name="Body_20_Text_20_Cont">
      <style:text-properties officeooo:rsid="0088a5fa" officeooo:paragraph-rsid="0088a5fa"/>
    </style:style>
    <style:style style:name="P9" style:family="paragraph" style:parent-style-name="Body_20_Text_20_Cont">
      <style:text-properties officeooo:paragraph-rsid="008ddf4a"/>
    </style:style>
    <style:style style:name="P10" style:family="paragraph" style:parent-style-name="Body_20_Text_20_Cont">
      <style:text-properties officeooo:paragraph-rsid="008f7bd0"/>
    </style:style>
    <style:style style:name="P11" style:family="paragraph" style:parent-style-name="Body_20_Text_20_Cont">
      <style:text-properties officeooo:paragraph-rsid="009029e9"/>
    </style:style>
    <style:style style:name="P12" style:family="paragraph" style:parent-style-name="Body_20_Text_20_Cont">
      <style:text-properties officeooo:rsid="0090a03d" officeooo:paragraph-rsid="0090a03d"/>
    </style:style>
    <style:style style:name="P13" style:family="paragraph" style:parent-style-name="Body_20_Text_20_Cont">
      <style:text-properties officeooo:paragraph-rsid="009266d7"/>
    </style:style>
    <style:style style:name="P14" style:family="paragraph" style:parent-style-name="Body_20_Text_20_Cont">
      <style:text-properties officeooo:rsid="0013ce7e" officeooo:paragraph-rsid="009266d7"/>
    </style:style>
    <style:style style:name="P15" style:family="paragraph" style:parent-style-name="Body_20_Text_20_First">
      <style:text-properties officeooo:rsid="000cf8b8" officeooo:paragraph-rsid="000cf8b8"/>
    </style:style>
    <style:style style:name="P16" style:family="paragraph" style:parent-style-name="Body_20_Text_20_First">
      <style:text-properties officeooo:paragraph-rsid="00869dae"/>
    </style:style>
    <style:style style:name="P17" style:family="paragraph" style:parent-style-name="Body_20_Text_20_First">
      <style:text-properties officeooo:paragraph-rsid="0088fddc"/>
    </style:style>
    <style:style style:name="P18" style:family="paragraph" style:parent-style-name="Body_20_Text_20_First">
      <style:text-properties officeooo:paragraph-rsid="008ddf4a"/>
    </style:style>
    <style:style style:name="P19" style:family="paragraph" style:parent-style-name="Code">
      <style:text-properties officeooo:rsid="0088a5fa" officeooo:paragraph-rsid="0088a5fa"/>
    </style:style>
    <style:style style:name="P20" style:family="paragraph" style:parent-style-name="Code">
      <style:text-properties officeooo:rsid="0088a5fa" officeooo:paragraph-rsid="0088fddc"/>
    </style:style>
    <style:style style:name="P21" style:family="paragraph" style:parent-style-name="Code">
      <style:text-properties officeooo:rsid="0088a5fa" officeooo:paragraph-rsid="0090a03d"/>
    </style:style>
    <style:style style:name="P22" style:family="paragraph" style:parent-style-name="Code">
      <style:text-properties officeooo:rsid="0088a5fa" officeooo:paragraph-rsid="009199b4"/>
    </style:style>
    <style:style style:name="P23" style:family="paragraph" style:parent-style-name="Code">
      <style:text-properties officeooo:rsid="0088a5fa" officeooo:paragraph-rsid="00925145"/>
    </style:style>
    <style:style style:name="P24" style:family="paragraph" style:parent-style-name="Code">
      <style:text-properties officeooo:paragraph-rsid="0088a5fa"/>
    </style:style>
    <style:style style:name="P25" style:family="paragraph" style:parent-style-name="Code">
      <style:text-properties officeooo:paragraph-rsid="0088fddc"/>
    </style:style>
    <style:style style:name="P26" style:family="paragraph" style:parent-style-name="Code">
      <style:text-properties officeooo:rsid="009199b4" officeooo:paragraph-rsid="009199b4"/>
    </style:style>
    <style:style style:name="P27" style:family="paragraph" style:parent-style-name="Code">
      <style:text-properties officeooo:rsid="00922b11" officeooo:paragraph-rsid="00922b11"/>
    </style:style>
    <style:style style:name="P28" style:family="paragraph" style:parent-style-name="Code">
      <style:text-properties officeooo:paragraph-rsid="00922b11"/>
    </style:style>
    <style:style style:name="P29" style:family="paragraph" style:parent-style-name="Code">
      <style:text-properties officeooo:rsid="00925145" officeooo:paragraph-rsid="00925145"/>
    </style:style>
    <style:style style:name="P30" style:family="paragraph" style:parent-style-name="Code_20_Caption">
      <style:text-properties officeooo:rsid="0088a5fa" officeooo:paragraph-rsid="0088a5fa"/>
    </style:style>
    <style:style style:name="P31" style:family="paragraph" style:parent-style-name="Code_20_Caption">
      <style:text-properties officeooo:rsid="0088a5fa" officeooo:paragraph-rsid="0090a03d"/>
    </style:style>
    <style:style style:name="P32" style:family="paragraph" style:parent-style-name="Heading_20_1">
      <style:text-properties officeooo:rsid="000cf8b8" officeooo:paragraph-rsid="000cf8b8"/>
    </style:style>
    <style:style style:name="P33" style:family="paragraph" style:parent-style-name="Heading_20_1">
      <style:text-properties officeooo:paragraph-rsid="000cf8b8"/>
    </style:style>
    <style:style style:name="P34" style:family="paragraph" style:parent-style-name="Heading_20_1">
      <style:text-properties officeooo:rsid="009266d7" officeooo:paragraph-rsid="009266d7"/>
    </style:style>
    <style:style style:name="T1" style:family="text">
      <style:text-properties officeooo:rsid="000c3a93"/>
    </style:style>
    <style:style style:name="T2" style:family="text">
      <style:text-properties fo:language="en" fo:country="US"/>
    </style:style>
    <style:style style:name="T3" style:family="text">
      <style:text-properties fo:language="en" fo:country="US" officeooo:rsid="008a63f8" style:font-name-asian="Times New Roman" style:font-size-complex="11.5pt" style:language-complex="ar" style:country-complex="SA"/>
    </style:style>
    <style:style style:name="T4" style:family="text">
      <style:text-properties officeooo:rsid="000cf8b8"/>
    </style:style>
    <style:style style:name="T5"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6" style:family="text">
      <style:text-properties style:use-window-font-color="true" style:font-name="Utopia" fo:font-size="11pt" fo:language="en" fo:country="GB" officeooo:rsid="000cf8b8" style:font-name-asian="Calibri" style:font-size-asian="11pt" style:font-name-complex="Utopia" style:font-size-complex="11pt" style:language-complex="ar" style:country-complex="SA"/>
    </style:style>
    <style:style style:name="T7" style:family="text">
      <style:text-properties style:use-window-font-color="true" style:font-name="Utopia" fo:font-size="11pt" fo:language="en" fo:country="GB" officeooo:rsid="00869dae" style:font-name-asian="Calibri" style:font-size-asian="11pt" style:font-name-complex="Utopia" style:font-size-complex="11pt" style:language-complex="ar" style:country-complex="SA"/>
    </style:style>
    <style:style style:name="T8" style:family="text">
      <style:text-properties style:use-window-font-color="true" style:font-name="Utopia" fo:font-size="11pt" fo:language="en" fo:country="GB" officeooo:rsid="0086f8cf" style:font-name-asian="Calibri" style:font-size-asian="11pt" style:font-name-complex="Utopia" style:font-size-complex="11pt" style:language-complex="ar" style:country-complex="SA"/>
    </style:style>
    <style:style style:name="T9" style:family="text">
      <style:text-properties style:use-window-font-color="true" style:font-name="Utopia" fo:font-size="11pt" fo:language="en" fo:country="GB" officeooo:rsid="00886664" style:font-name-asian="Calibri" style:font-size-asian="11pt" style:font-name-complex="Utopia" style:font-size-complex="11pt" style:language-complex="ar" style:country-complex="SA"/>
    </style:style>
    <style:style style:name="T10" style:family="text">
      <style:text-properties style:use-window-font-color="true" style:font-name="Utopia" fo:font-size="11pt" fo:language="en" fo:country="GB" officeooo:rsid="0088a5fa" style:font-name-asian="Calibri" style:font-size-asian="11pt" style:font-name-complex="Utopia" style:font-size-complex="11pt" style:language-complex="ar" style:country-complex="SA"/>
    </style:style>
    <style:style style:name="T11" style:family="text">
      <style:text-properties style:use-window-font-color="true" style:font-name="Utopia" fo:font-size="11pt" fo:language="en" fo:country="GB" officeooo:rsid="0088fddc" style:font-name-asian="Calibri" style:font-size-asian="11pt" style:font-name-complex="Utopia" style:font-size-complex="11pt" style:language-complex="ar" style:country-complex="SA"/>
    </style:style>
    <style:style style:name="T12" style:family="text">
      <style:text-properties style:use-window-font-color="true" style:font-name="Utopia" fo:font-size="11pt" fo:language="en" fo:country="GB" officeooo:rsid="008ddf4a" style:font-name-asian="Calibri" style:font-size-asian="11pt" style:font-name-complex="Utopia" style:font-size-complex="11pt" style:language-complex="ar" style:country-complex="SA"/>
    </style:style>
    <style:style style:name="T13" style:family="text">
      <style:text-properties style:use-window-font-color="true" style:font-name="Utopia" fo:font-size="11pt" fo:language="en" fo:country="GB" officeooo:rsid="008f7bd0" style:font-name-asian="Calibri" style:font-size-asian="11pt" style:font-name-complex="Utopia" style:font-size-complex="11pt" style:language-complex="ar" style:country-complex="SA"/>
    </style:style>
    <style:style style:name="T14" style:family="text">
      <style:text-properties style:use-window-font-color="true" style:font-name="Utopia" fo:font-size="11pt" fo:language="en" fo:country="GB" officeooo:rsid="009029e9" style:font-name-asian="Calibri" style:font-size-asian="11pt" style:font-name-complex="Utopia" style:font-size-complex="11pt" style:language-complex="ar" style:country-complex="SA"/>
    </style:style>
    <style:style style:name="T15" style:family="text">
      <style:text-properties style:use-window-font-color="true" style:font-name="Utopia" fo:font-size="11pt" fo:language="en" fo:country="GB" officeooo:rsid="0090a03d" style:font-name-asian="Calibri" style:font-size-asian="11pt" style:font-name-complex="Utopia" style:font-size-complex="11pt" style:language-complex="ar" style:country-complex="SA"/>
    </style:style>
    <style:style style:name="T16" style:family="text">
      <style:text-properties style:use-window-font-color="true" style:font-name="Utopia" fo:font-size="11pt" fo:language="en" fo:country="GB" officeooo:rsid="009199b4" style:font-name-asian="Calibri" style:font-size-asian="11pt" style:font-name-complex="Utopia" style:font-size-complex="11pt" style:language-complex="ar" style:country-complex="SA"/>
    </style:style>
    <style:style style:name="T17" style:family="text">
      <style:text-properties style:use-window-font-color="true" style:font-name="Utopia" fo:font-size="11pt" fo:language="en" fo:country="GB" officeooo:rsid="009266d7" style:font-name-asian="Calibri" style:font-size-asian="11pt" style:font-name-complex="Utopia" style:font-size-complex="11pt" style:language-complex="ar" style:country-complex="SA"/>
    </style:style>
    <style:style style:name="T18" style:family="text">
      <style:text-properties style:use-window-font-color="true" style:font-name="Utopia" fo:font-size="11pt" fo:language="en" fo:country="GB" officeooo:rsid="0086f8cf" fo:background-color="transparent" loext:char-shading-value="0" style:font-name-asian="Calibri" style:font-size-asian="11pt" style:font-name-complex="Utopia" style:font-size-complex="11pt" style:language-complex="ar" style:country-complex="SA"/>
    </style:style>
    <style:style style:name="T19" style:family="text">
      <style:text-properties style:use-window-font-color="true" style:font-name="HelveticaNeue Condensed" fo:font-size="20pt" fo:language="en" fo:country="GB" fo:font-weight="bold" style:font-name-asian="Calibri" style:font-size-asian="20pt" style:font-weight-asian="bold" style:font-name-complex="HelveticaNeue Condensed" style:font-size-complex="18pt" style:language-complex="ar" style:country-complex="SA"/>
    </style:style>
    <style:style style:name="T20" style:family="text">
      <style:text-properties style:use-window-font-color="true" style:font-name="HelveticaNeue Condensed" fo:font-size="20pt" fo:language="en" fo:country="GB" fo:font-weight="bold" officeooo:rsid="000cf8b8" style:font-name-asian="Calibri" style:font-size-asian="20pt" style:font-weight-asian="bold" style:font-name-complex="HelveticaNeue Condensed" style:font-size-complex="18pt" style:language-complex="ar" style:country-complex="SA"/>
    </style:style>
    <style:style style:name="T21" style:family="text">
      <style:text-properties style:use-window-font-color="true" style:font-name="TheSansMonoConNormal1" fo:font-size="11pt" fo:language="none" fo:country="none" officeooo:rsid="0088fddc" style:font-name-asian="Calibri" style:font-size-asian="11pt" style:language-asian="none" style:country-asian="none" style:font-name-complex="TheSansMonoConNormal1" style:font-size-complex="11pt" style:language-complex="ar" style:country-complex="SA"/>
    </style:style>
    <style:style style:name="T22" style:family="text">
      <style:text-properties style:use-window-font-color="true" style:font-name="TheSansMonoConNormal1" fo:font-size="11pt" fo:language="none" fo:country="none" officeooo:rsid="00922b11" style:font-name-asian="Calibri" style:font-size-asian="11pt" style:language-asian="none" style:country-asian="none" style:font-name-complex="TheSansMonoConNormal1" style:font-size-complex="11pt" style:language-complex="ar" style:country-complex="SA"/>
    </style:style>
    <style:style style:name="T23" style:family="text">
      <style:text-properties style:use-window-font-color="true" style:font-name="Times New Roman" fo:font-size="11.5pt" fo:language="en" fo:country="US" officeooo:rsid="008a63f8" style:font-name-asian="Times New Roman" style:font-size-asian="11.5pt" style:font-name-complex="Times New Roman" style:font-size-complex="11.5pt" style:language-complex="ar" style:country-complex="SA"/>
    </style:style>
    <style:style style:name="T24" style:family="text">
      <style:text-properties fo:language="en" fo:country="GB" style:font-name-asian="Calibri" style:font-size-complex="11pt" style:language-complex="ar" style:country-complex="SA"/>
    </style:style>
    <style:style style:name="T25" style:family="text">
      <style:text-properties fo:language="en" fo:country="GB" officeooo:rsid="000cf8b8" style:font-name-asian="Calibri" style:font-size-complex="11pt" style:language-complex="ar" style:country-complex="SA"/>
    </style:style>
    <style:style style:name="T26" style:family="text">
      <style:text-properties fo:language="en" fo:country="GB" officeooo:rsid="0086f8cf" style:font-name-asian="Calibri" style:font-size-complex="11pt" style:language-complex="ar" style:country-complex="SA"/>
    </style:style>
    <style:style style:name="T27" style:family="text">
      <style:text-properties fo:language="en" fo:country="GB" officeooo:rsid="0088a5fa" style:font-name-asian="Calibri" style:font-size-complex="11pt" style:language-complex="ar" style:country-complex="SA"/>
    </style:style>
    <style:style style:name="T28" style:family="text">
      <style:text-properties fo:language="en" fo:country="GB" officeooo:rsid="008ddf4a" style:font-name-asian="Calibri" style:font-size-complex="11pt" style:language-complex="ar" style:country-complex="SA"/>
    </style:style>
    <style:style style:name="T29" style:family="text">
      <style:text-properties fo:language="en" fo:country="GB" officeooo:rsid="008f7bd0" style:font-name-asian="Calibri" style:font-size-complex="11pt" style:language-complex="ar" style:country-complex="SA"/>
    </style:style>
    <style:style style:name="T30" style:family="text">
      <style:text-properties fo:language="en" fo:country="GB" officeooo:rsid="009029e9" style:font-name-asian="Calibri" style:font-size-complex="11pt" style:language-complex="ar" style:country-complex="SA"/>
    </style:style>
    <style:style style:name="T31" style:family="text">
      <style:text-properties fo:language="en" fo:country="GB" officeooo:rsid="0090a03d" style:font-name-asian="Calibri" style:font-size-complex="11pt" style:language-complex="ar" style:country-complex="SA"/>
    </style:style>
    <style:style style:name="T32" style:family="text">
      <style:text-properties fo:language="en" fo:country="GB" officeooo:rsid="009199b4" style:font-name-asian="Calibri" style:font-size-complex="11pt" style:language-complex="ar" style:country-complex="SA"/>
    </style:style>
    <style:style style:name="T33" style:family="text">
      <style:text-properties fo:language="en" fo:country="GB" officeooo:rsid="009266d7" style:font-name-asian="Calibri" style:font-size-complex="11pt" style:language-complex="ar" style:country-complex="SA"/>
    </style:style>
    <style:style style:name="T34" style:family="text">
      <style:text-properties officeooo:rsid="00869dae"/>
    </style:style>
    <style:style style:name="T35" style:family="text">
      <style:text-properties officeooo:rsid="0088a5fa"/>
    </style:style>
    <style:style style:name="T36" style:family="text">
      <style:text-properties fo:font-weight="bold" style:font-weight-asian="bold" style:font-weight-complex="bold"/>
    </style:style>
    <style:style style:name="T37" style:family="text">
      <style:text-properties fo:font-weight="bold" officeooo:rsid="0090a03d" style:font-weight-asian="bold" style:font-weight-complex="bold"/>
    </style:style>
    <style:style style:name="T38" style:family="text">
      <style:text-properties officeooo:rsid="0088fddc"/>
    </style:style>
    <style:style style:name="T39" style:family="text">
      <style:text-properties officeooo:rsid="008a63f8"/>
    </style:style>
    <style:style style:name="T40" style:family="text">
      <style:text-properties fo:color="#000000" style:font-name="TheSansMonoConNormal1" fo:font-size="11pt" fo:language="en" fo:country="US" officeooo:rsid="008a63f8" fo:background-color="transparent" loext:char-shading-value="0" style:font-name-asian="Times New Roman" style:font-size-asian="11pt" style:font-name-complex="TheSansMonoConNormal1" style:font-size-complex="11.5pt" style:language-complex="ar" style:country-complex="SA"/>
    </style:style>
    <style:style style:name="T41" style:family="text">
      <style:text-properties officeooo:rsid="008ddf4a"/>
    </style:style>
    <style:style style:name="T42" style:family="text">
      <style:text-properties officeooo:rsid="009029e9"/>
    </style:style>
    <style:style style:name="T43" style:family="text">
      <style:text-properties officeooo:rsid="009199b4"/>
    </style:style>
    <style:style style:name="T44" style:family="text">
      <style:text-properties officeooo:rsid="00922b11"/>
    </style:style>
    <style:style style:name="T45" style:family="text">
      <style:text-properties officeooo:rsid="00925145"/>
    </style:style>
    <style:style style:name="T46" style:family="text">
      <style:text-properties officeooo:rsid="009266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iles and File Names</text:p>
      <text:p text:style-name="P14">Now that you know how to format and present information appropriately for a user’s locale, and how to read and write files, the next step is to learn how to manipulate entire files, copy files, rename files, and so on. The next Exploration takes a look at the <text:span text:style-name="Code_20_Inline">&lt;filesystem&gt;</text:span> module.</text:p>
      <text:p text:style-name="P14"/>
      <text:p text:style-name="P16"><text:span text:style-name="T4">In addition to reading and writing files, the C++ standard library has functions for manipulating </text:span><text:span text:style-name="T6">entire files, such as copying, renaming, and deleting files. It also has a portable way to work with file and directory names. Let’s take a look at what the file system library has to offer.</text:span></text:p>
      <text:p text:style-name="Body_20_Text_20_Cont"><text:span text:style-name="T6">Everything in this explorations is declared in </text:span><text:span text:style-name="Code_20_Inline"><text:span text:style-name="T25">&lt;filesystem&gt;</text:span></text:span><text:span text:style-name="Code_20_Inline"><text:span text:style-name="T6"> and is in the </text:span></text:span><text:span text:style-name="Code_20_Inline"><text:span text:style-name="T25">std::filesystem</text:span></text:span><text:span text:style-name="Code_20_Inline"><text:span text:style-name="T6"> namespace. </text:span></text:span><text:span text:style-name="Code_20_Inline"><text:span text:style-name="T18">Although I prefer to use fully-qualified names, as I have done throughout the previous 60 Explorations, this name is just too long. For this and subsequent Explorations, assume the following namespace alias:</text:span></text:span></text:p>
      <text:p text:style-name="Code"><text:span text:style-name="Code_20_Inline">namespace fsys = std::filesystem;</text:span></text:p>
      <text:h text:style-name="P33" text:outline-level="1">Portable File Names</text:h>
      <text:p text:style-name="Body_20_Text_20_Cont"><text:span text:style-name="T34">The key the </text:span><text:span text:style-name="Code_20_Inline"><text:span text:style-name="T25">&lt;filesystem&gt;</text:span></text:span><text:span text:style-name="T34"> library is a means of representing file names and paths using a portable API, or at least as portable as is possible given the many </text:span><text:soft-page-break/><text:span text:style-name="T34">different file systems in use, from sophisticated networked storage devices</text:span><text:span text:style-name="T7"> to lightbulbs and other Internet-of-Things </text:span><text:span text:style-name="T8">(IoT) </text:span><text:span text:style-name="T7">devices. The class that makes this possible is </text:span><text:span text:style-name="Code_20_Inline"><text:span text:style-name="T26">fsys::p</text:span></text:span><text:span text:style-name="Code_20_Inline"><text:span text:style-name="T25">ath</text:span></text:span><text:span text:style-name="T7">.</text:span></text:p>
      <text:p text:style-name="P5"><text:span text:style-name="T8">The fsys::path class abstracts a path name in terms of a root name, a root directory, and a relative path. A relative path is a sequence of file names and separators. You can use the preferred separator for the file system or </text:span><text:span text:style-name="Code_20_Inline"><text:span text:style-name="T26">'/'</text:span></text:span><text:span text:style-name="T8">, which is called the fallback separator. It also happens to be the preferred separator for UNIX, POSIX, and similar operating systems. On Microsoft Windows, the preferred separator is </text:span><text:span text:style-name="Code_20_Inline"><text:span text:style-name="T26">'\\'</text:span></text:span><text:span text:style-name="T8">, which causes all manner of trouble in C++ strings, so using </text:span><text:span text:style-name="Code_20_Inline"><text:span text:style-name="T26">'/'</text:span></text:span><text:span text:style-name="T8"> is usually easier, even on Windows.</text:span></text:p>
      <text:p text:style-name="P6"><text:span text:style-name="T5">Most modern file systems for desktop workstations and servers can handle Unicode file names using UTF-8 or UTF-16 encoding, but going back to the IoT and similar devices, they may not. If you need to ensure portability across as many environments as possible, you should restrict file names to alphanumeric characters, underscore (</text:span><text:span text:style-name="Code_20_Inline"><text:span text:style-name="T24">'_'</text:span></text:span><text:span text:style-name="T5">), hyphen (</text:span><text:span text:style-name="Code_20_Inline"><text:span text:style-name="T24">'-'</text:span></text:span><text:span text:style-name="T5">), and period (</text:span><text:span text:style-name="Code_20_Inline"><text:span text:style-name="T24">'.'</text:span></text:span><text:span text:style-name="T5">), which constitute the POSIX Portable Filename Character Set.</text:span></text:p>
      <text:p text:style-name="P6"><text:span text:style-name="T5">A root name may be a DOS drive letter and colon, or two separators to denote a network name. </text:span><text:span text:style-name="T9">It could be a host name followed by a colon. The presence of a root name is part of the portable path API, but the meaning of it depends entirely on the local environment. </text:span><text:span text:style-name="T5">Directories are hierarchical, </text:span><text:span text:style-name="T9">starting at the root, which is denoted by an initial separator.</text:span></text:p>
      <text:p text:style-name="P7"><text:span text:style-name="T9">A single path object may hold a complete path name or a partial path name. If the path contains a separator, the portion of the path after the final separator is called the </text:span><text:span text:style-name="Emphasis"><text:span text:style-name="T9">filename</text:span></text:span><text:span text:style-name="T9">. The filename can have a </text:span><text:span text:style-name="Emphasis"><text:span text:style-name="T9">stem</text:span></text:span><text:span text:style-name="T9"> followed by an </text:span><text:span text:style-name="Emphasis"><text:span text:style-name="T9">extension</text:span></text:span><text:span text:style-name="T9">. The extension is the right-most period followed by non-period characters. But if the only period is the first character, the filename equals the stem and the extension is empty.</text:span></text:p>
      <text:p text:style-name="P7"><text:span text:style-name="T9">You can construct a path object from a string or you can build one from multiple path elements. </text:span><text:span text:style-name="T10">The </text:span><text:span text:style-name="Code_20_Inline"><text:span text:style-name="T27">/</text:span></text:span><text:span text:style-name="T10"> operator is overloaded to combine paths with an intervening directory separator. Given a path object, you can deconstruct it into its constituent parts, modify parts, and add filenames.</text:span></text:p>
      <text:p text:style-name="P8"><text:span text:style-name="T5">Listing 61-1 demonstrates various uses of a path object.</text:span></text:p>
      <text:p text:style-name="P30"><text:span text:style-name="T36">Listing 61-1.</text:span> Demonstrating the <text:span text:style-name="Code_20_Inline">path</text:span> Class</text:p>
      <text:p text:style-name="P19"><text:soft-page-break/>import &lt;filesystem&gt;;</text:p>
      <text:p text:style-name="P19">import &lt;iostream&gt;;</text:p>
      <text:p text:style-name="P19"/>
      <text:p text:style-name="P19">namespace fsys = std::filesystem;</text:p>
      <text:p text:style-name="P19"/>
      <text:p text:style-name="P19">int main()</text:p>
      <text:p text:style-name="P19">{</text:p>
      <text:p text:style-name="P19"><text:s text:c="3"/>std::string line;</text:p>
      <text:p text:style-name="P19"><text:s text:c="3"/>while (std::getline(std::cin, line))</text:p>
      <text:p text:style-name="P19"><text:s text:c="3"/>{</text:p>
      <text:p text:style-name="P19"><text:s text:c="6"/>fsys::path path{line};</text:p>
      <text:p text:style-name="P19"><text:s text:c="6"/>std::cout &lt;&lt; </text:p>
      <text:p text:style-name="P19"><text:s text:c="9"/>"root-name: <text:s text:c="5"/>" &lt;&lt; path.root_name() &lt;&lt; "\n"</text:p>
      <text:p text:style-name="P19"><text:s text:c="9"/>"root-directory: " &lt;&lt; path.root_directory() &lt;&lt; "\n"</text:p>
      <text:p text:style-name="P19"><text:s text:c="9"/>"relative-path: <text:s/>" &lt;&lt; path.relative_path() &lt;&lt; "\n"</text:p>
      <text:p text:style-name="P19"><text:s text:c="9"/>"parent-path: <text:s text:c="3"/>" &lt;&lt; path.parent_path() &lt;&lt; "\n"</text:p>
      <text:p text:style-name="P19"><text:s text:c="9"/>"filename: <text:s text:c="6"/>" &lt;&lt; path.filename() &lt;&lt; "\n"</text:p>
      <text:p text:style-name="P19"><text:s text:c="9"/>"stem: <text:s text:c="10"/>" &lt;&lt; path.stem() &lt;&lt; "\n"</text:p>
      <text:p text:style-name="P19"><text:s text:c="9"/>"extension: <text:s text:c="5"/>" &lt;&lt; path.extension() &lt;&lt; "\n"</text:p>
      <text:p text:style-name="P24"><text:span text:style-name="T35"><text:s text:c="9"/>"generic path: <text:s text:c="2"/>" &lt;&lt; path.</text:span><text:span text:style-name="T21">generic_string</text:span><text:span text:style-name="T35">() &lt;&lt; "\n"</text:span></text:p>
      <text:p text:style-name="P25"><text:span text:style-name="T35"><text:s text:c="9"/>"native path: <text:s text:c="3"/>" &lt;&lt; path.</text:span><text:span text:style-name="T21">string</text:span><text:span text:style-name="T35">() &lt;&lt; '\n';</text:span></text:p>
      <text:p text:style-name="P24"><text:s text:c="8"/></text:p>
      <text:p text:style-name="P25"><text:s text:c="6"/><text:span text:style-name="T38">fsys::path </text:span><text:span text:style-name="T21">newpath;</text:span></text:p>
      <text:p text:style-name="P25"><text:span text:style-name="T21"><text:s text:c="6"/>newpath = </text:span><text:span text:style-name="T38">path.root_path() / "top" / "subdir" / "stem.ext";</text:span></text:p>
      <text:p text:style-name="P25"><text:s text:c="6"/><text:span text:style-name="T38">std::cout &lt;&lt; "newpath = " &lt;&lt; newpath &lt;&lt; '\n';</text:span></text:p>
      <text:p text:style-name="P25"><text:s text:c="6"/><text:span text:style-name="T38">newpath.replace_filename("newfile.newext");</text:span></text:p>
      <text:p text:style-name="P25"><text:s text:c="6"/><text:span text:style-name="T38">std::cout &lt;&lt; "newpath = " &lt;&lt; newpath &lt;&lt; '\n';</text:span></text:p>
      <text:p text:style-name="P25"><text:s text:c="6"/><text:span text:style-name="T38">newpath.replace_extension(".old");</text:span></text:p>
      <text:p text:style-name="P25"><text:s text:c="6"/><text:span text:style-name="T38">std::cout &lt;&lt; "newpath = " &lt;&lt; newpath &lt;&lt; '\n';</text:span></text:p>
      <text:p text:style-name="P25"><text:s text:c="6"/><text:span text:style-name="T38">newpath.remove_filename();</text:span></text:p>
      <text:p text:style-name="P25"><text:s text:c="6"/><text:span text:style-name="T38">std::cout &lt;&lt; "newpath = " &lt;&lt; newpath &lt;&lt; '\n';</text:span></text:p>
      <text:p text:style-name="P25"><text:s text:c="6"/><text:span text:style-name="T38">newpath.remove_filename();</text:span></text:p>
      <text:p text:style-name="P25"><text:s text:c="6"/><text:span text:style-name="T38">std::cout &lt;&lt; "newpath = " &lt;&lt; newpath &lt;&lt; '\n';</text:span></text:p>
      <text:p text:style-name="P20"><text:s text:c="3"/>}</text:p>
      <text:p text:style-name="P19">}</text:p>
      <text:p text:style-name="P17"><text:span text:style-name="T11">Some namespace-scope functions perform other operations on pathnames:</text:span></text:p>
      <text:p text:style-name="Unnumbered_20_First"><text:span text:style-name="Code_20_Inline"><text:span text:style-name="T3">path</text:span></text:span><text:span text:style-name="T39"> </text:span><text:span text:style-name="Code_20_Inline"><text:span text:style-name="T3">absolute(path</text:span></text:span><text:span text:style-name="T39"> </text:span><text:span text:style-name="Code_20_Inline"><text:span text:style-name="T39">const&amp;</text:span></text:span><text:span text:style-name="T39"> </text:span><text:span text:style-name="Code_20_Inline"><text:span text:style-name="T3">p)</text:span></text:span> <text:span text:style-name="T39">converts </text:span><text:span text:style-name="Code_20_Inline"><text:span text:style-name="T3">p</text:span></text:span><text:span text:style-name="T39"> to an absolute path. If the operating system has the notion of a current working directory, </text:span><text:span text:style-name="Code_20_Inline"><text:span text:style-name="T3">current_path()</text:span></text:span><text:span text:style-name="T39"> returns that directory as a </text:span><text:span text:style-name="Code_20_Inline"><text:span text:style-name="T3">path</text:span></text:span><text:span text:style-name="T39"> object, and </text:span><text:span text:style-name="Code_20_Inline"><text:span text:style-name="T3">absolute()</text:span></text:span><text:span text:style-name="T39"> may use </text:span><text:span text:style-name="Code_20_Inline"><text:span text:style-name="T3">current_path()</text:span></text:span><text:span text:style-name="T39"> as a prefix to the argument </text:span><text:span text:style-name="Code_20_Inline"><text:span text:style-name="T39">p</text:span></text:span><text:span text:style-name="T39">.</text:span></text:p>
      <text:p text:style-name="Unnumbered"><text:span text:style-name="Code_20_Inline"><text:span text:style-name="T3">path</text:span></text:span><text:span text:style-name="T39"> </text:span><text:span text:style-name="Code_20_Inline"><text:span text:style-name="T40">canonical</text:span></text:span><text:span text:style-name="Code_20_Inline"><text:span text:style-name="T3">(path</text:span></text:span><text:span text:style-name="T39"> </text:span><text:span text:style-name="Code_20_Inline"><text:span text:style-name="T39">const&amp;</text:span></text:span><text:span text:style-name="T39"> </text:span><text:span text:style-name="Code_20_Inline"><text:span text:style-name="T3">p)</text:span></text:span><text:span text:style-name="T39"> converts </text:span><text:span text:style-name="Code_20_Inline"><text:span text:style-name="T3">p</text:span></text:span><text:span text:style-name="T39"> to a </text:span><text:span text:style-name="T23">canonical </text:span><text:span text:style-name="T39">path by eliminating directory names of </text:span><text:span text:style-name="Code_20_Inline"><text:span text:style-name="T39">"."</text:span></text:span><text:span text:style-name="T39"> (the current directory) and </text:span><text:span text:style-name="Code_20_Inline"><text:span text:style-name="T39">".."</text:span></text:span><text:span text:style-name="T39"> (the parent directory) and by resolving symbolic links.</text:span></text:p>
      <text:p text:style-name="Unnumbered_20_Last"><text:span text:style-name="Code_20_Inline"><text:span text:style-name="T3">path</text:span></text:span><text:span text:style-name="T39"> </text:span><text:span text:style-name="Code_20_Inline"><text:span text:style-name="T40">relative</text:span></text:span><text:span text:style-name="Code_20_Inline"><text:span text:style-name="T3">(path</text:span></text:span><text:span text:style-name="T39"> </text:span><text:span text:style-name="Code_20_Inline"><text:span text:style-name="T39">const&amp;</text:span></text:span><text:span text:style-name="T39"> </text:span><text:span text:style-name="Code_20_Inline"><text:span text:style-name="T3">p, path</text:span></text:span><text:span text:style-name="Default_20_Paragraph_20_Font"><text:span text:style-name="T3"> </text:span></text:span><text:span text:style-name="Code_20_Inline"><text:span text:style-name="T3">const&amp;</text:span></text:span><text:span text:style-name="Default_20_Paragraph_20_Font"><text:span text:style-name="T3"> </text:span></text:span><text:span text:style-name="Code_20_Inline"><text:span text:style-name="T3">base=current_path())</text:span></text:span><text:span text:style-name="T39"> converts </text:span><text:span text:style-name="Code_20_Inline"><text:span text:style-name="T3">p</text:span></text:span><text:span text:style-name="T39"> to a </text:span><text:span text:style-name="T23">path that is relative to </text:span><text:span text:style-name="Code_20_Inline"><text:span text:style-name="T3">base</text:span></text:span><text:span text:style-name="T23">.</text:span></text:p>
      <text:h text:style-name="P32" text:outline-level="1"><text:soft-page-break/>Working With Files</text:h>
      <text:p text:style-name="P18"><text:span text:style-name="T12">In addition to file names, the standard library offers numerous functions that manipulate entire files and their attributes. Querying and manipulating file attributes such as permissions, dates and times, etc., in a portable manner is a challenge, and this book cannot cover all of the complexities in the </text:span><text:span text:style-name="Code_20_Inline"><text:span text:style-name="T28">&lt;filesystem&gt;</text:span></text:span><text:span text:style-name="T12"> module. This section hits some of the highlights.</text:span></text:p>
      <text:p text:style-name="P9"><text:span text:style-name="T41">In general, the standard C++ library takes its cues from the POSIX standards. For example, </text:span><text:span text:style-name="T42">file permissions a</text:span><text:span text:style-name="T14">re direct mappings from POSIX permissions and complexities such as Access Control Lists are not supported. Similarly, C++ </text:span><text:span text:style-name="T41">file types </text:span><text:span text:style-name="T12">are </text:span><text:span text:style-name="T14">mappings of </text:span><text:span text:style-name="T12">POSIX file types, such as sockets, pipes, and character devices, although implementations are allowed add other file types.</text:span></text:p>
      <text:p text:style-name="P9"><text:span text:style-name="T12">POSIX offers two ways for a single file to have multiple names. Both ways are called </text:span><text:span text:style-name="Emphasis"><text:span text:style-name="T12">links</text:span></text:span><text:span text:style-name="T12">, distinguished as </text:span><text:span text:style-name="Emphasis"><text:span text:style-name="T12">hard</text:span></text:span><text:span text:style-name="T12"> links and </text:span><text:span text:style-name="Emphasis"><text:span text:style-name="T12">soft</text:span></text:span><text:span text:style-name="T12"> links. Soft links are also called </text:span><text:span text:style-name="Emphasis"><text:span text:style-name="T12">symbolic</text:span></text:span><text:span text:style-name="T12"> links </text:span><text:span text:style-name="T13">or </text:span><text:span text:style-name="Emphasis"><text:span text:style-name="T13">symlinks</text:span></text:span><text:span text:style-name="T13">, for short</text:span><text:span text:style-name="T12">. </text:span><text:span text:style-name="T13">A hard link is a directory entry that points directly to the file contents. Two hard links for the same file contents are indistinguishable. The </text:span><text:span text:style-name="Code_20_Inline"><text:span text:style-name="T29">fsys::hard_link_count()</text:span></text:span><text:span text:style-name="T13"> function returns the number of hard links that point to the same file. The </text:span><text:span text:style-name="Code_20_Inline"><text:span text:style-name="T29">fsys::create_hard_link()</text:span></text:span><text:span text:style-name="T13"> function creates a new hard link.</text:span></text:p>
      <text:p text:style-name="P10"><text:span text:style-name="T13">A symbolic link is a directory entry that contains the path to another file. The path may be absolute or relative to the directory that contains the soft link. Using a symbolic link introduces the possibility that the target path does not exist. To create a new symlink, call </text:span><text:span text:style-name="Code_20_Inline"><text:span text:style-name="T29">fsys::create_directory_symlink()</text:span></text:span><text:span text:style-name="T13"> to link to a directory and </text:span><text:span text:style-name="Code_20_Inline"><text:span text:style-name="T29">fsys::create_symlink()</text:span></text:span><text:span text:style-name="T13"> to link to a file. The </text:span><text:span text:style-name="Code_20_Inline"><text:span text:style-name="T29">fsys::read_symlink()</text:span></text:span><text:span text:style-name="T13"> function can read the contents of either kind of symbolic link.</text:span></text:p>
      <text:p text:style-name="P11"><text:span text:style-name="T13">T</text:span><text:span text:style-name="T14">o query a file’s attributes, call </text:span><text:span text:style-name="Code_20_Inline"><text:span text:style-name="T30">status()</text:span></text:span><text:span text:style-name="T14">, which returns an </text:span><text:span text:style-name="Code_20_Inline"><text:span text:style-name="T30">fsys::file_status</text:span></text:span><text:span text:style-name="T14"> object, which in has a </text:span><text:span text:style-name="Code_20_Inline"><text:span text:style-name="T30">permissions()</text:span></text:span><text:span text:style-name="T14"> member function to return a file permissions and </text:span><text:span text:style-name="Code_20_Inline"><text:span text:style-name="T30">type()</text:span></text:span><text:span text:style-name="T14"> to return the file type, such as </text:span><text:span text:style-name="Code_20_Inline"><text:span text:style-name="T30">fsys::file_type::regular</text:span></text:span><text:span text:style-name="T14">. Also, </text:span><text:span text:style-name="Code_20_Inline"><text:span text:style-name="T30">fsys::is_regular_file()</text:span></text:span><text:span text:style-name="T14"> and similar functions exist to directly query a file type.</text:span></text:p>
      <text:p text:style-name="P11"><text:span text:style-name="T14">A file’s modification time can be queried and set with </text:span><text:span text:style-name="Code_20_Inline"><text:span text:style-name="T30">fsys::last_write_time()</text:span></text:span><text:span text:style-name="T14">. The C++ standard library has a rich and complicated date and time library in the </text:span><text:span text:style-name="Code_20_Inline"><text:span text:style-name="T31">&lt;chrono&gt;</text:span></text:span><text:span text:style-name="T14"> module. Its use is beyond the scope of this book. </text:span><text:span text:style-name="T15">The </text:span><text:span text:style-name="Code_20_Inline"><text:span text:style-name="T31">std::format()</text:span></text:span><text:span text:style-name="T15"> function understands file times. After the colon, use </text:span><text:span text:style-name="Code_20_Inline"><text:span text:style-name="T31">{:%F</text:span></text:span><text:span text:style-name="T15"> </text:span><text:span text:style-name="Code_20_Inline"><text:span text:style-name="T31">%T}</text:span></text:span><text:span text:style-name="T15"> for ISO date and time or </text:span><text:span text:style-name="Code_20_Inline"><text:span text:style-name="T31">{:%x</text:span></text:span><text:span text:style-name="T15"> </text:span><text:span text:style-name="Code_20_Inline"><text:span text:style-name="T31">%X}</text:span></text:span><text:span text:style-name="T15"> for locale-specific date and time formatting. Many other options are also possible. Consult an up-to-date reference for details.</text:span></text:p>
      <text:p text:style-name="P12"><text:soft-page-break/><text:span text:style-name="T15">L</text:span><text:span text:style-name="T5">isting 61-2 demonstrates the use of many of these functions by presenting a very simple file listing program, similar to POSIX </text:span><text:span text:style-name="Code_20_Inline"><text:span text:style-name="T24">ls</text:span></text:span><text:span text:style-name="T5"> or DOS </text:span><text:span text:style-name="Code_20_Inline"><text:span text:style-name="T24">dir</text:span></text:span><text:span text:style-name="T5"> commands. </text:span><text:span text:style-name="T16">One limitation is that it works on only one file, </text:span><text:span text:style-name="Code_20_Inline"><text:span text:style-name="T32">list6102.cc</text:span></text:span><text:span text:style-name="T16">, which contains the source code for Listing 61-2. We will expand the capability of this little program as this Exploration progresses.</text:span></text:p>
      <text:p text:style-name="P31"><text:span text:style-name="T36">Listing 61-</text:span><text:span text:style-name="T37">2</text:span><text:span text:style-name="T36">.</text:span> Demonstrating the <text:span text:style-name="Code_20_Inline">path</text:span> Class</text:p>
      <text:p text:style-name="P21">import &lt;filesystem&gt;;</text:p>
      <text:p text:style-name="P21">import &lt;iostream&gt;;</text:p>
      <text:p text:style-name="P27">import &lt;iterator&gt;;</text:p>
      <text:p text:style-name="P21"/>
      <text:p text:style-name="P21">namespace fsys = std::filesystem;</text:p>
      <text:p text:style-name="P21"/>
      <text:p text:style-name="P29">void print_file_type(std::ostream&amp; stream, fsys::path const&amp; path)</text:p>
      <text:p text:style-name="P29">{</text:p>
      <text:p text:style-name="P23"><text:s text:c="4"/><text:span text:style-name="T44">auto status{ fsys::status(path) };</text:span></text:p>
      <text:p text:style-name="P23"><text:s text:c="4"/><text:span text:style-name="T45">if (fsys::is_symlink(status)) {</text:span></text:p>
      <text:p text:style-name="P23"><text:s text:c="8"/><text:span text:style-name="T45">auto link{ fsys::read_symlink(path) };</text:span></text:p>
      <text:p text:style-name="P23"><text:s text:c="8"/><text:span text:style-name="T45">stream &lt;&lt; " -&gt; " &lt;&lt; link.generic_string();</text:span></text:p>
      <text:p text:style-name="P23"><text:s text:c="4"/><text:span text:style-name="T45">}</text:span></text:p>
      <text:p text:style-name="P23"><text:s text:c="4"/><text:span text:style-name="T45">else if (fsys::is_directory(status))</text:span></text:p>
      <text:p text:style-name="P23"><text:s text:c="8"/><text:span text:style-name="T45">stream &lt;&lt; '/';</text:span></text:p>
      <text:p text:style-name="P23"><text:s text:c="4"/><text:span text:style-name="T45">else if (fsys::is_fifo(status))</text:span></text:p>
      <text:p text:style-name="P23"><text:s text:c="8"/><text:span text:style-name="T45">stream &lt;&lt; '|’;</text:span></text:p>
      <text:p text:style-name="P23"><text:s text:c="4"/><text:span text:style-name="T45">else if (fsys::is_socket(status))</text:span></text:p>
      <text:p text:style-name="P23"><text:s text:c="8"/><text:span text:style-name="T45">stream &lt;&lt; '=';</text:span></text:p>
      <text:p text:style-name="P23"><text:s text:c="4"/><text:span text:style-name="T45">else if (fsys::is_character_file(status))</text:span></text:p>
      <text:p text:style-name="P23"><text:s text:c="8"/><text:span text:style-name="T45">stream &lt;&lt; "(c)";</text:span></text:p>
      <text:p text:style-name="P23"><text:s text:c="4"/><text:span text:style-name="T45">else if (fsys::is_block_file(status))</text:span></text:p>
      <text:p text:style-name="P23"><text:s text:c="8"/><text:span text:style-name="T45">stream &lt;&lt; "(b)";</text:span></text:p>
      <text:p text:style-name="P23"><text:s text:c="4"/><text:span text:style-name="T45">else if (fsys::is_other(status))</text:span></text:p>
      <text:p text:style-name="P23"><text:s text:c="8"/><text:span text:style-name="T45">stream &lt;&lt; "?"</text:span></text:p>
      <text:p text:style-name="P29">}</text:p>
      <text:p text:style-name="P29"/>
      <text:p text:style-name="P27">void print_file_info(std::ostream&amp; stream, fsys::path const&amp; path)</text:p>
      <text:p text:style-name="P27">{</text:p>
      <text:p text:style-name="P28"><text:span text:style-name="T35"><text:s text:c="4"/></text:span><text:span text:style-name="T44">std::</text:span><text:span text:style-name="T22">format_to(std::ostreambuf_iterator&lt;char&gt;(stream),</text:span></text:p>
      <text:p text:style-name="P28"><text:span text:style-name="T22"><text:s text:c="8"/>"{0:&gt;12} {1:%F %T} ",</text:span></text:p>
      <text:p text:style-name="P28"><text:span text:style-name="T22"><text:s text:c="8"/>fsys::file_size(path),</text:span></text:p>
      <text:p text:style-name="P28"><text:span text:style-name="T22"><text:s text:c="8"/>fsys::last_write_time(path));</text:span></text:p>
      <text:p text:style-name="P28"><text:span text:style-name="T22"><text:s text:c="4"/>stream &lt;&lt; path.generic_string();</text:span></text:p>
      <text:p text:style-name="P28"><text:span text:style-name="T22"><text:s text:c="4"/>print_file_type(stream, path);</text:span></text:p>
      <text:p text:style-name="P28"><text:span text:style-name="T22"><text:s text:c="4"/>stream &lt;&lt; '\n'; <text:s text:c="8"/></text:span></text:p>
      <text:p text:style-name="P27">}</text:p>
      <text:p text:style-name="P27"/>
      <text:p text:style-name="P21"><text:soft-page-break/>int main()</text:p>
      <text:p text:style-name="P21">{</text:p>
      <text:p text:style-name="P21"><text:s text:c="4"/><text:span text:style-name="T43">fsys::path path{ "lisgt6102.cc" };</text:span></text:p>
      <text:p text:style-name="P22"><text:s text:c="4"/><text:span text:style-name="T43">try</text:span></text:p>
      <text:p text:style-name="P22"><text:span text:style-name="T43"><text:s text:c="4"/>{</text:span></text:p>
      <text:p text:style-name="P22"><text:s text:c="8"/><text:span text:style-name="T44">print_file_info(std::cout, path);</text:span></text:p>
      <text:p text:style-name="P22"><text:s text:c="4"/><text:span text:style-name="T43">}</text:span></text:p>
      <text:p text:style-name="P22"><text:span text:style-name="T43"><text:s text:c="4"/>catch(fsys::filesystem_error const&amp; ex)</text:span></text:p>
      <text:p text:style-name="P22"><text:s text:c="4"/><text:span text:style-name="T43">{</text:span></text:p>
      <text:p text:style-name="P22"><text:s text:c="8"/><text:span text:style-name="T43">std::cerr &lt;&lt; ex.what() &lt;&lt; '\n';</text:span></text:p>
      <text:p text:style-name="P22"><text:s text:c="4"/><text:span text:style-name="T43">}</text:span></text:p>
      <text:p text:style-name="P26">}</text:p>
      <text:p text:style-name="P13"><text:span text:style-name="T46">The </text:span><text:span text:style-name="Code_20_Inline"><text:span text:style-name="T46">fsys::copy_symlink()</text:span></text:span><text:span text:style-name="T46"> function does as its name suggests and creates a new symlink that contains a copy of an existing symlink. The </text:span><text:span text:style-name="Code_20_Inline"><text:span text:style-name="T46">fsys::copy_file()</text:span></text:span><text:span text:style-name="T46"> function </text:span><text:span text:style-name="T17">creates a new file and copies the content of an existing file to the new file. An optional final argument lets you control whether to allow overwriting an existing file. The </text:span><text:span text:style-name="Code_20_Inline"><text:span text:style-name="T33">fsys::copy()</text:span></text:span><text:span text:style-name="T17"> function combines the other copy functions and more. The copy options direct how it should treat symlinks and directories, even permitting the recursive copying of an entire directory tree.</text:span></text:p>
      <text:p text:style-name="Body_20_Text_20_Cont">rename</text:p>
      <text:p text:style-name="Body_20_Text_20_Cont">remove</text:p>
      <text:h text:style-name="P34" text:outline-level="1"><text:span text:style-name="T20">E</text:span><text:span text:style-name="T19">rrors</text:span></text:h>
      <text:h text:style-name="P33" text:outline-level="1"><text:span text:style-name="T20">Navigating </text:span><text:span text:style-name="T4">Directories</text:span></text:h>
      <text:p text:style-name="Body_20_Text_20_First">d<text:span text:style-name="T4">irectory_iterator</text:span></text:p>
      <text:p text:style-name="P15">recursive_directory_iterator</text:p>
      <text:p text:style-name="P15">directory_entry</text:p>
      <text:p text:style-name="P15">directory_options</text:p>
      <text:p text:style-name="P15"/>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ZapfDingbats"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Code" style:master-page-name="">
      <style:paragraph-properties fo:margin-top="0.3193in" fo:margin-bottom="0.139in" loext:contextual-spacing="true" style:page-number="auto"/>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0c3a93"/>
    </style:style>
    <style:style style:name="MT2" style:family="text">
      <style:text-properties officeooo:rsid="009266d7"/>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text:span text:style-name="MT1">6</text:span><text:span text:style-name="MT2">x</text:span></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1T00:42:00</meta:creation-date>
    <dc:creator>Ray Lischner</dc:creator>
    <dc:date>2020-04-16T13:27:53.062189096</dc:date>
    <meta:print-date>2009-03-19T10:05:00</meta:print-date>
    <meta:editing-cycles>7</meta:editing-cycles>
    <meta:editing-duration>PT28M9S</meta:editing-duration>
    <meta:generator>LibreOffice/6.4.2.2$Linux_X86_64 LibreOffice_project/40$Build-2</meta:generator>
    <meta:document-statistic meta:table-count="0" meta:image-count="0" meta:object-count="0" meta:page-count="6" meta:paragraph-count="117" meta:word-count="1495" meta:character-count="10035" meta:non-whitespace-character-count="8251"/>
    <meta:user-defined meta:name="Chapter Number">61</meta:user-defined>
    <meta:user-defined meta:name="ContentType">Document</meta:user-defined>
  </office:meta>
</office:document-meta>
</file>